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UPLog</text:span></text:p>
          </table:table-cell>
          <table:table-cell table:style-name="Table1.A1" office:value-type="string">
            <text:p text:style-name="P6"><text:span text:style-name="T5">Project ID</text:span></text:p>
          </table:table-cell>
          <table:table-cell table:style-name="Table1.D1" office:value-type="string">
            <text:p text:style-name="P6"><text:span text:style-name="T2">7</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Aira Jazel Ang</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a xlink:type="simple" xlink:href="https://github.com/Secretmapper/uplog/blob/master/lib/uplog_web/controllers/organization_controller.ex" text:style-name="ListLabel_20_1" text:visited-style-name="ListLabel_20_1"><text:span text:style-name="T12">organization_controller.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8"><text:span text:style-name="T9">Add: each variable would have a corresponding descriptions</text:span></text:p>
            <text:p text:style-name="P11"/>
            <text:p text:style-name="P8"><text:span text:style-name="T9">variable_name; #description</text:span></text:p>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315349323"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index(conn, _params)</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new(conn, _params)</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create(conn, %{"organization" =&gt; organization_params})</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show(conn, %{"id" =&gt; id})</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add_admin(conn, %{"organization_id" =&gt; id, "user_id" =&gt; user_id})</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edit(conn, %{"id" =&gt; id})</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update(conn, %{"id" =&gt; id, "organization" =&gt; organization_params})</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delete(conn, %{"id" =&gt; id})</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UplogWeb.OrganizationController</text:span></text:p>
          </table:table-cell>
          <table:table-cell table:style-name="Table5.A1" office:value-type="string">
            <text:p text:style-name="P5"><text:span text:style-name="T3">✔</text:span></text:p>
          </table:table-cell>
          <table:table-cell table:style-name="Table5.A1" office:value-type="string">
            <text:p text:style-name="P3"/>
          </table:table-cell>
          <table:table-cell table:style-name="Table5.D1" office:value-type="string">
            <text:p text:style-name="P12"/>
          </table:table-cell>
        </table:table-row>
      </table:table>
      <text:p text:style-name="P4"/>
      <text:list xml:id="list122647931718421" text:continue-numbering="true" text:style-name="WWNum1">
        <text:list-item>
          <text:p text:style-name="P17"/>
        </text:list-item>
        <text:list-item>
          <text:p text:style-name="P17"/>
        </text:list-item>
      </text:list>
      <text:p text:style-name="P4"/>
      <text:p text:style-name="P4"/>
      <text:p text:style-name="P4"/>
      <text:p text:style-name="P4"><text:soft-page-break/></text:p>
      <text:list xml:id="list122648934653562"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Garamond" fo:font-family="Garamond" style:font-family-generic="roman" style:font-pitch="variable" fo:font-size="12pt" style:text-underline-style="solid" style:text-underline-width="auto" style:text-underline-color="font-color" style:font-name-asian="Garamond1" style:font-family-asian="Garamond" style:font-family-generic-asian="system" style:font-pitch-asian="variable" style:font-size-asian="12pt" style:font-name-complex="Garamond1" style:font-family-complex="Garamond"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6" meta:paragraph-count="103" meta:word-count="444" meta:character-count="2783" meta:non-whitespace-character-count="2417"/>
    <meta:generator>LibreOfficeDev/6.0.5.2$Linux_X86_64 LibreOffice_project/</meta:generator>
  </office:meta>
</office:document-meta>
</file>